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8bf47" officeooo:paragraph-rsid="0008bf47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4pt" officeooo:rsid="0008bf47" officeooo:paragraph-rsid="0008bf47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2pt" officeooo:rsid="0008bf47" officeooo:paragraph-rsid="0008bf47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lecom Churn Rate Project</text:p>
      <text:p text:style-name="P1"/>
      <text:p text:style-name="P2"/>
      <text:p text:style-name="P2">Business Case :- </text:p>
      <text:p text:style-name="P2"/>
      <text:p text:style-name="P3">No-Churn Telecom is an established Telecom operator in Europe with more than a decade in</text:p>
      <text:p text:style-name="P3">Business. Due to new players in the market, telecom industry has become very competitive and retaining customers becoming a challenge. In spite of No-Churn initiatives of reducing tariffs and promoting more offers, the churn rate ( percentage of customers migrating to competitors) is well above 10%. No-Churn wants to explore possibility of Machine Learning to help with following use cases to retain competitive edge in the industry.</text:p>
      <text:p text:style-name="P3"/>
      <text:p text:style-name="P3"/>
      <text:p text:style-name="P2">Project Goal:-</text:p>
      <text:p text:style-name="P2"/>
      <text:p text:style-name="P3">Help No-Churn with their use cases with ML</text:p>
      <text:p text:style-name="P3"/>
      <text:p text:style-name="P3">1. Understanding the variables that are influencing the customers</text:p>
      <text:p text:style-name="P3">to migrate.</text:p>
      <text:p text:style-name="P3"/>
      <text:p text:style-name="P3">2. Creating Churn risk scores that can be indicative to drive</text:p>
      <text:p text:style-name="P3">retention campaigns.</text:p>
      <text:p text:style-name="P3"/>
      <text:p text:style-name="P3">3. Introduce new predicting variable “CHURN-FLAG” with values</text:p>
      <text:p text:style-name="P3">YES(1) or NO(0) so that email campaigns with lucrative offers</text:p>
      <text:p text:style-name="P3">can be targeted to Churn YES custom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5T17:58:25.481990079</meta:creation-date>
    <dc:date>2021-09-05T18:06:17.804120192</dc:date>
    <meta:editing-duration>PT7M53S</meta:editing-duration>
    <meta:editing-cycles>1</meta:editing-cycles>
    <meta:document-statistic meta:table-count="0" meta:image-count="0" meta:object-count="0" meta:page-count="1" meta:paragraph-count="13" meta:word-count="148" meta:character-count="940" meta:non-whitespace-character-count="804"/>
    <meta:generator>LibreOffice/6.0.7.3$Linux_X86_64 LibreOffice_project/00m0$Build-3</meta:generator>
  </office:meta>
</office:document-meta>
</file>